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493cm" svg:x="0cm" svg:y="-0.246cm" presentation:class="title" presentation:user-transformed="true">
          <draw:text-box>
            <text:p text:style-name="P1"><text:span text:style-name="T1">Lubię podróże</text:span><text:span text:style-name="T1"><text:line-break/></text:span><text:span text:style-name="T1">Lubię podróże i lubię</text:span><text:span text:style-name="T1"><text:line-break/></text:span><text:span text:style-name="T1">kwiatów woń</text:span><text:span text:style-name="T1"><text:line-break/></text:span><text:span text:style-name="T1">Zielone wzgórze</text:span><text:span text:style-name="T1"><text:line-break/></text:span><text:span text:style-name="T1">i morskiej wody toń</text:span><text:span text:style-name="T1"><text:line-break/></text:span><text:span text:style-name="T1">Ciepły kominka blask,</text:span><text:span text:style-name="T1"><text:line-break/></text:span><text:span text:style-name="T1">gdy zapada zmierzch</text:span><text:span text:style-name="T1"><text:line-break/></text:span><text:span text:style-name="T1"><text:line-break/></text:span><text:span text:style-name="T1">Bum ta rara /8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Lubię podróże</text:span><text:span text:style-name="T1"><text:line-break/></text:span><text:span text:style-name="T1">i podróżować chcę</text:span><text:span text:style-name="T1"><text:line-break/></text:span><text:span text:style-name="T1">Przez wielką burzę</text:span><text:span text:style-name="T1"><text:line-break/></text:span><text:span text:style-name="T1">i śnieżnobiałą mgłę</text:span><text:span text:style-name="T1"><text:line-break/></text:span><text:span text:style-name="T1">W dżungli zabłądzić chcę,</text:span><text:span text:style-name="T1"><text:line-break/></text:span><text:span text:style-name="T1">bo nie boję się</text:span><text:span text:style-name="T1"><text:line-break/></text:span><text:span text:style-name="T1"><text:line-break/></text:span><text:span text:style-name="T1">Bum ta rara /8x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12-15T19:35:47</meta:creation-date>
    <dc:date>2015-06-22T23:08:29.395000000</dc:date>
    <dc:language>pl-PL</dc:language>
    <meta:editing-cycles>32</meta:editing-cycles>
    <meta:editing-duration>PT1H39M2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